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0138in" fo:margin-right="-0.5in" fo:margin-top="0.1807in" fo:margin-bottom="0in" loext:contextual-spacing="false" fo:line-height="124%" fo:orphans="0" fo:widows="0" fo:text-indent="-0.002in" style:auto-text-indent="false"/>
    </style:style>
    <style:style style:name="P2" style:family="paragraph" style:parent-style-name="Standard">
      <style:paragraph-properties fo:margin-left="0.0138in" fo:margin-right="-0.5in" fo:margin-top="0.1807in" fo:margin-bottom="0in" loext:contextual-spacing="false" fo:line-height="124%" fo:orphans="0" fo:widows="0" fo:text-indent="-0.002in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.0138in" fo:margin-right="-0.5in" fo:margin-top="0.1807in" fo:margin-bottom="0in" loext:contextual-spacing="false" fo:line-height="124%" fo:orphans="0" fo:widows="0" fo:text-indent="-0.002in" style:auto-text-indent="false" fo:break-before="page"/>
    </style:style>
    <style:style style:name="P4" style:family="paragraph" style:parent-style-name="Standard">
      <style:paragraph-properties fo:margin-left="0.0138in" fo:margin-right="-0.5in" fo:margin-top="0.1807in" fo:margin-bottom="0in" loext:contextual-spacing="false" fo:line-height="124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5" style:family="paragraph" style:parent-style-name="Standard" style:list-style-name="WWNum8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6" style:family="paragraph" style:parent-style-name="Standard" style:list-style-name="WWNum5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7" style:family="paragraph" style:parent-style-name="Standard" style:list-style-name="WWNum14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8" style:family="paragraph" style:parent-style-name="Standard" style:list-style-name="WWNum4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9" style:family="paragraph" style:parent-style-name="Standard" style:list-style-name="WWNum11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10" style:family="paragraph" style:parent-style-name="Standard" style:list-style-name="WWNum1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11" style:family="paragraph" style:parent-style-name="Standard" style:list-style-name="WWNum7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12" style:family="paragraph" style:parent-style-name="Standard" style:list-style-name="WWNum2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13" style:family="paragraph" style:parent-style-name="Standard" style:list-style-name="WWNum12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14" style:family="paragraph" style:parent-style-name="Standard" style:list-style-name="WWNum13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15" style:family="paragraph" style:parent-style-name="Standard" style:list-style-name="WWNum3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16" style:family="paragraph" style:parent-style-name="Standard" style:list-style-name="WWNum6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18" style:family="paragraph" style:parent-style-name="Standard" style:list-style-name="WWNum9">
      <style:paragraph-properties fo:margin-left="0.5in" fo:margin-right="-0.5in" fo:margin-top="0.1665in" fo:margin-bottom="0in" loext:contextual-spacing="false" fo:line-height="124%" fo:orphans="0" fo:widows="0" fo:text-indent="-0.25in" style:auto-text-indent="false"/>
    </style:style>
    <style:style style:name="P19" style:family="paragraph" style:parent-style-name="Standard" style:list-style-name="WWNum8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20" style:family="paragraph" style:parent-style-name="Standard" style:list-style-name="WWNum5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21" style:family="paragraph" style:parent-style-name="Standard" style:list-style-name="WWNum14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22" style:family="paragraph" style:parent-style-name="Standard" style:list-style-name="WWNum4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23" style:family="paragraph" style:parent-style-name="Standard" style:list-style-name="WWNum11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24" style:family="paragraph" style:parent-style-name="Standard" style:list-style-name="WWNum1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25" style:family="paragraph" style:parent-style-name="Standard" style:list-style-name="WWNum7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26" style:family="paragraph" style:parent-style-name="Standard" style:list-style-name="WWNum2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27" style:family="paragraph" style:parent-style-name="Standard" style:list-style-name="WWNum12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28" style:family="paragraph" style:parent-style-name="Standard" style:list-style-name="WWNum13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29" style:family="paragraph" style:parent-style-name="Standard" style:list-style-name="WWNum3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30" style:family="paragraph" style:parent-style-name="Standard" style:list-style-name="WWNum6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31" style:family="paragraph" style:parent-style-name="Standard" style:list-style-name="WWNum10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32" style:family="paragraph" style:parent-style-name="Standard" style:list-style-name="WWNum9">
      <style:paragraph-properties fo:margin-left="0.5in" fo:margin-right="-0.5in" fo:margin-top="0in" fo:margin-bottom="0in" loext:contextual-spacing="false" fo:line-height="124%" fo:orphans="0" fo:widows="0" fo:text-indent="-0.25in" style:auto-text-indent="false"/>
    </style:style>
    <style:style style:name="P33" style:family="paragraph" style:parent-style-name="Standard" style:list-style-name="WWNum8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34" style:family="paragraph" style:parent-style-name="Standard" style:list-style-name="WWNum5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35" style:family="paragraph" style:parent-style-name="Standard" style:list-style-name="WWNum14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36" style:family="paragraph" style:parent-style-name="Standard" style:list-style-name="WWNum4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37" style:family="paragraph" style:parent-style-name="Standard" style:list-style-name="WWNum11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38" style:family="paragraph" style:parent-style-name="Standard" style:list-style-name="WWNum1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39" style:family="paragraph" style:parent-style-name="Standard" style:list-style-name="WWNum7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40" style:family="paragraph" style:parent-style-name="Standard" style:list-style-name="WWNum2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41" style:family="paragraph" style:parent-style-name="Standard" style:list-style-name="WWNum12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42" style:family="paragraph" style:parent-style-name="Standard" style:list-style-name="WWNum13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43" style:family="paragraph" style:parent-style-name="Standard" style:list-style-name="WWNum3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44" style:family="paragraph" style:parent-style-name="Standard" style:list-style-name="WWNum6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45" style:family="paragraph" style:parent-style-name="Standard" style:list-style-name="WWNum10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46" style:family="paragraph" style:parent-style-name="Standard" style:list-style-name="WWNum9">
      <style:paragraph-properties fo:margin-left="0.5in" fo:margin-right="-0.5in" fo:margin-top="0in" fo:margin-bottom="0.1665in" loext:contextual-spacing="false" fo:line-height="124%" fo:orphans="0" fo:widows="0" fo:text-indent="-0.25in" style:auto-text-indent="false"/>
    </style:style>
    <style:style style:name="P47" style:family="paragraph" style:parent-style-name="Standard">
      <style:paragraph-properties fo:margin-left="0in" fo:margin-right="-0.5in" fo:margin-top="0.1807in" fo:margin-bottom="0in" loext:contextual-spacing="false" fo:line-height="124%" fo:orphans="0" fo:widows="0" fo:text-indent="0in" style:auto-text-indent="false"/>
    </style:style>
    <style:style style:name="P48" style:family="paragraph" style:parent-style-name="Heading_20_1" style:master-page-name="Standard">
      <style:paragraph-properties fo:margin-left="0in" fo:margin-right="-0.5in" fo:margin-top="0.1807in" fo:margin-bottom="0.0835in" loext:contextual-spacing="false" fo:line-height="124%" fo:orphans="0" fo:widows="0" fo:text-indent="0in" style:auto-text-indent="false" style:page-number="1"/>
    </style:style>
    <style:style style:name="P49" style:family="paragraph" style:parent-style-name="Heading_20_3">
      <style:paragraph-properties fo:margin-left="0.0138in" fo:margin-right="-0.5in" fo:margin-top="0.1807in" fo:margin-bottom="0.0555in" loext:contextual-spacing="false" fo:line-height="124%" fo:orphans="0" fo:widows="0" fo:text-indent="-0.002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_2awln0vdntw2"/>CHRIS HARPER</text:p>
      <text:p text:style-name="P1"><text:span text:style-name="T1">chris@cloudcodetree.com | 512-938-9697 | Austin Metropolitan Area |</text:span><text:a xlink:type="simple" xlink:href="https://linkedin.com/in/cloudcodetree/" text:style-name="ListLabel_20_127" text:visited-style-name="ListLabel_20_127"><text:span text:style-name="T1"> </text:span></text:a><text:a xlink:type="simple" xlink:href="http://cloudcodetree.com" text:style-name="ListLabel_20_128" text:visited-style-name="ListLabel_20_128"><text:span text:style-name="T4">cloudcodetree.com</text:span></text:a> | <text:a xlink:type="simple" xlink:href="http://linkedin.com/in/cloudcodetree/" text:style-name="ListLabel_20_129" text:visited-style-name="ListLabel_20_129"><text:span text:style-name="T5">linkedin.com/in/cloudcodetree/</text:span></text:a></text:p>
      <text:p text:style-name="P49"><text:bookmark text:name="_4c67uaivbqrw"/><text:span text:style-name="T6">PROFESSIONAL SUMMARY</text:span></text:p>
      <text:p text:style-name="P1"><text:span text:style-name="T1">Principal Software Engineering Manager with 25+ years in software development and leadership. Proven track record building and leading engineering teams, architecting cloud solutions, and delivering enterprise-scale applications. Expert in full-stack development (Python, TypeScript, React, Node.js), AWS/Azure/GCP, and modern software engineering practices (AI/ML, DevOps/CI/CD, microservices). Strong in Agile, client engagement, and cross-functional collaboration. Leads teams (8-15 engineers) while maintaining hands-on technical contributions.</text:span></text:p>
      <text:p text:style-name="P49"><text:bookmark text:name="_8y3izoggxt08"/><text:span text:style-name="T6">TECHNICAL EXPERTISE</text:span></text:p>
      <text:list xml:id="list251450063" text:style-name="WWNum8">
        <text:list-item>
          <text:p text:style-name="P5"><text:span text:style-name="T2">Programming:</text:span><text:span text:style-name="T1"> Python, TypeScript, JavaScript, Node.js, React, Angular, Vue.js, Express, Flask, Django, RESTful APIs, GraphQL, HTML5, CSS3/SCSS</text:span></text:p>
        </text:list-item>
        <text:list-item>
          <text:p text:style-name="P19"><text:span text:style-name="T2">Cloud &amp; DevOps:</text:span><text:span text:style-name="T1"> AWS (EC2, Lambda, ECS, S3, RDS, DynamoDB, CloudFormation), Azure, Google Cloud Platform, Docker, Kubernetes, CI/CD Pipelines, CDK, Terraform, Infrastructure as Code, GitOps</text:span></text:p>
        </text:list-item>
        <text:list-item>
          <text:p text:style-name="P19"><text:span text:style-name="T2">Databases:</text:span><text:span text:style-name="T1"> PostgreSQL, MySQL, MongoDB, DynamoDB, Redis, Elasticsearch, Database Design, Performance Optimization, Data Migration, ETL</text:span></text:p>
        </text:list-item>
        <text:list-item>
          <text:p text:style-name="P19"><text:span text:style-name="T2">Architecture:</text:span><text:span text:style-name="T1"> Microservices, Distributed Systems, Event-Driven Architecture, API Design, System Design, Performance Optimization, Security Best Practices, Scalable Architecture</text:span></text:p>
        </text:list-item>
        <text:list-item>
          <text:p text:style-name="P19"><text:span text:style-name="T2">AI/ML:</text:span><text:span text:style-name="T1"> LangChain, OpenAI API Integration, AWS Bedrock, ML Pipelines, Vector Databases, Prompt Engineering, AI-Powered Automation, LLMs</text:span></text:p>
        </text:list-item>
        <text:list-item>
          <text:p text:style-name="P33"><text:span text:style-name="T2">Leadership:</text:span><text:span text:style-name="T1"> Engineering Team Leadership, Agile/Scrum, Project Management, Technical Mentoring, Cross-functional Collaboration, Stakeholder Management, Technical Strategy, Hiring &amp; Onboarding</text:span></text:p>
        </text:list-item>
      </text:list>
      <text:p text:style-name="P49"><text:bookmark text:name="_xxc716z8o3fw"/><text:span text:style-name="T6">LEADERSHIP &amp; TECHNICAL ACHIEVEMENTS</text:span></text:p>
      <text:list xml:id="list2342474577" text:style-name="WWNum5">
        <text:list-item>
          <text:p text:style-name="P6"><text:span text:style-name="T1">Built and led engineering teams (8-15 developers), delivering projects 20% ahead of schedule (healthcare, fintech, enterprise).</text:span></text:p>
        </text:list-item>
        <text:list-item>
          <text:p text:style-name="P20"><text:span text:style-name="T1">Designed and deployed cloud solutions processing 10M+ daily transactions with 99.9% uptime (AWS/Azure/GCP).</text:span></text:p>
        </text:list-item>
        <text:list-item>
          <text:p text:style-name="P20"><text:span text:style-name="T1">Established engineering best practices and DevOps culture, reducing deployment time from hours to minutes, improving code quality by 40%.</text:span></text:p>
        </text:list-item>
        <text:list-item>
          <text:p text:style-name="P20"><text:span text:style-name="T1">Led full-stack development (React, Python, cloud services), delivering applications for 50,000+ concurrent users.</text:span></text:p>
        </text:list-item>
        <text:list-item>
          <text:p text:style-name="P20"><text:span text:style-name="T1">Implemented monitoring and automation, reducing operational overhead by 70% (alerting, self-healing systems).</text:span></text:p>
        </text:list-item>
        <text:list-item>
          <text:p text:style-name="P20"><text:span text:style-name="T1">Drove digital transformation for Fortune 500 clients, resulting in 40% cost reduction and improved scalability.</text:span></text:p>
        </text:list-item>
        <text:list-item>
          <text:p text:style-name="P34"><text:span text:style-name="T1">Mentored engineers (80% promotion rate), establishing technical standards and career development.</text:span></text:p>
        </text:list-item>
      </text:list>
      <text:p text:style-name="P49"><text:bookmark text:name="_6r2v0813flwp"/><text:span text:style-name="T6">PROFESSIONAL EXPERIENCE</text:span></text:p>
      <text:p text:style-name="P47"><text:span text:style-name="T2">Cloud Solutions Architect (Contract) | ALSAC/St. Jude Children's Research Hospital</text:span><text:span text:style-name="T1"><text:line-break/></text:span><text:span text:style-name="T3">May 2023 - August 2025</text:span></text:p>
      <text:list xml:id="list1246303482" text:style-name="WWNum14">
        <text:list-item>
          <text:p text:style-name="P7"><text:span text:style-name="T1">Consulted development team for enterprise healthcare applications (10M+ daily messages, HIPAA compliant).</text:span></text:p>
        </text:list-item>
        <text:list-item>
          <text:p text:style-name="P21"><text:span text:style-name="T1">Architected cloud-native microservices (Python, AWS Lambda, ECS, RDS, DynamoDB, API Gateway) for real-time processing.</text:span></text:p>
        </text:list-item>
        <text:list-item>
          <text:p text:style-name="P21"><text:span text:style-name="T1">Implemented Infrastructure as Code (Terraform, CloudFormation) for 15+ teams, reducing provisioning by 85%.</text:span></text:p>
        </text:list-item>
        <text:list-item>
          <text:p text:style-name="P21"><text:span text:style-name="T1">Established DevOps (automated testing, CI/CD, security scanning, monitoring), improving deployment reliability by 60%.</text:span></text:p>
        </text:list-item>
        <text:list-item>
          <text:p text:style-name="P21"><text:soft-page-break/><text:span text:style-name="T1">Built scalable APIs and data processing (FastAPI, Docker), accelerating feature development.</text:span></text:p>
        </text:list-item>
        <text:list-item>
          <text:p text:style-name="P21"><text:span text:style-name="T1">Led Agile development (sprint planning, retrospectives), consistently delivering features on time.</text:span></text:p>
        </text:list-item>
        <text:list-item>
          <text:p text:style-name="P35"><text:span text:style-name="T1">Optimized system performance (&lt;100ms response) and reduced AWS costs by 30%.</text:span></text:p>
        </text:list-item>
      </text:list>
      <text:p text:style-name="P1"><text:span text:style-name="T2">Engineering Manager &amp; Technical Lead | Blue Sky Cloud Consulting</text:span><text:span text:style-name="T1"><text:line-break/></text:span><text:span text:style-name="T3">Aug 2020 - Apr 2023 | Remote</text:span></text:p>
      <text:list xml:id="list3355874317" text:style-name="WWNum4">
        <text:list-item>
          <text:p text:style-name="P8"><text:span text:style-name="T1">Managed engineering consulting for Fortune 500 clients (GitKraken, Rivian), leading cross-functional teams.</text:span></text:p>
        </text:list-item>
        <text:list-item>
          <text:p text:style-name="P22"><text:span text:style-name="T1">Built full-stack applications (React, Node.js, Python, AWS, CDK) for 10,000+ users with real-time features.</text:span></text:p>
        </text:list-item>
        <text:list-item>
          <text:p text:style-name="P22"><text:span text:style-name="T1">Built enterprise SaaS platforms with real-time messaging, workflows, and analytics, generating revenue.</text:span></text:p>
        </text:list-item>
        <text:list-item>
          <text:p text:style-name="P22"><text:span text:style-name="T1">Designed production data processing for IoT devices, processing real-time manufacturing data.</text:span></text:p>
        </text:list-item>
        <text:list-item>
          <text:p text:style-name="P22"><text:span text:style-name="T1">Led technical hiring and team development, improving retention by 30%.</text:span></text:p>
        </text:list-item>
        <text:list-item>
          <text:p text:style-name="P22"><text:span text:style-name="T1">Implemented modern development workflows (containerization, microservices, cloud-native) for 90% faster deployments.</text:span></text:p>
        </text:list-item>
        <text:list-item>
          <text:p text:style-name="P36"><text:span text:style-name="T1">Managed client relationships and technical strategy for complex projects.</text:span></text:p>
        </text:list-item>
      </text:list>
      <text:p text:style-name="P2"/>
      <text:p text:style-name="P3"><text:span text:style-name="T2">Senior Software Engineer &amp; Team Lead | Cerity</text:span><text:span text:style-name="T1"><text:line-break/></text:span><text:span text:style-name="T3">Aug 2018 - Aug 2020 | Austin, TX</text:span></text:p>
      <text:list xml:id="list2978949966" text:style-name="WWNum11">
        <text:list-item>
          <text:p text:style-name="P9"><text:span text:style-name="T1">Guided full-stack team building insurance platform (Angular, React, Python, AWS).</text:span></text:p>
        </text:list-item>
        <text:list-item>
          <text:p text:style-name="P23"><text:span text:style-name="T1">Architected serverless applications (AWS Lambda, API Gateway, DynamoDB) for 50,000+ concurrent users.</text:span></text:p>
        </text:list-item>
        <text:list-item>
          <text:p text:style-name="P23"><text:span text:style-name="T1">Implemented modern practices (automated testing, code reviews, CI) improving code quality and productivity.</text:span></text:p>
        </text:list-item>
        <text:list-item>
          <text:p text:style-name="P23"><text:span text:style-name="T1">Built responsive web applications (React, TypeScript) for exceptional UX.</text:span></text:p>
        </text:list-item>
        <text:list-item>
          <text:p text:style-name="P23"><text:span text:style-name="T1">Facilitated Agile ceremonies, maintaining team velocity and continuous improvement.</text:span></text:p>
        </text:list-item>
        <text:list-item>
          <text:p text:style-name="P37"><text:span text:style-name="T1">Optimized application performance (caching, DB optimization, CDN), increasing user engagement by 200%.</text:span></text:p>
        </text:list-item>
      </text:list>
      <text:p text:style-name="P1"><text:span text:style-name="T2">Lead Software Engineer | ThunderDork LLC</text:span><text:span text:style-name="T1"> | </text:span><text:span text:style-name="T3">May 2015 - Aug 2018 | Austin, TX</text:span></text:p>
      <text:list xml:id="list1272616450" text:style-name="WWNum1">
        <text:list-item>
          <text:p text:style-name="P10"><text:span text:style-name="T1">Led software development for enterprise clients (Capital One), managing onsite and remote teams.</text:span></text:p>
        </text:list-item>
        <text:list-item>
          <text:p text:style-name="P24"><text:span text:style-name="T1">Developed full-stack applications (JavaScript, Python, React, Node.js) for multiple industry verticals.</text:span></text:p>
        </text:list-item>
        <text:list-item>
          <text:p text:style-name="P24"><text:span text:style-name="T1">Architected microservices (Docker, AWS) improving modularity and deployment flexibility.</text:span></text:p>
        </text:list-item>
        <text:list-item>
          <text:p text:style-name="P24"><text:span text:style-name="T1">Established testing frameworks and quality processes, reducing production defects by 40%.</text:span></text:p>
        </text:list-item>
        <text:list-item>
          <text:p text:style-name="P38"><text:span text:style-name="T1">Collaborated with clients and stakeholders, translating requirements into solutions.</text:span></text:p>
        </text:list-item>
      </text:list>
      <text:p text:style-name="P1"><text:span text:style-name="T2">Senior Full-Stack Engineer | Netspend</text:span><text:span text:style-name="T1"> | </text:span><text:span text:style-name="T3">Dec 2013 - May 2015 | Austin, TX</text:span></text:p>
      <text:list xml:id="list2924165772" text:style-name="WWNum7">
        <text:list-item>
          <text:p text:style-name="P11"><text:span text:style-name="T1">Developed customer-facing applications for fintech platforms (millions of users, high-performance/security).</text:span></text:p>
        </text:list-item>
        <text:list-item>
          <text:p text:style-name="P25"><text:span text:style-name="T1">Built responsive web interfaces (Angular, JavaScript), improving UX and conversion rates.</text:span></text:p>
        </text:list-item>
        <text:list-item>
          <text:p text:style-name="P25"><text:span text:style-name="T1">Implemented automated testing and deployment pipelines for financial services.</text:span></text:p>
        </text:list-item>
        <text:list-item>
          <text:p text:style-name="P39"><text:span text:style-name="T1">Collaborated with product and design to increase customer engagement.</text:span></text:p>
        </text:list-item>
      </text:list>
      <text:p text:style-name="P1"><text:span text:style-name="T2">Senior Full-Stack Engineer | Cinsay</text:span><text:span text:style-name="T1"> | </text:span><text:span text:style-name="T3">Dec 2011 - Dec 2013 | Austin, TX</text:span></text:p>
      <text:list xml:id="list2764965896" text:style-name="WWNum2">
        <text:list-item>
          <text:p text:style-name="P12"><text:span text:style-name="T1">Created cross-platform eCommerce applications (HTML5, JavaScript, Python, cloud services).</text:span></text:p>
        </text:list-item>
        <text:list-item>
          <text:p text:style-name="P26"><text:span text:style-name="T1">Developed video-based shopping experiences with integrated payments and real-time features.</text:span></text:p>
        </text:list-item>
        <text:list-item>
          <text:p text:style-name="P40"><text:span text:style-name="T1">Led technical decision-making in a fast-paced startup, balancing innovation and delivery.</text:span></text:p>
        </text:list-item>
      </text:list>
      <text:p text:style-name="P2"/>
      <text:p text:style-name="P3"><text:span text:style-name="T2">Senior Full-Stack Engineer | Schematic</text:span><text:span text:style-name="T1"> | </text:span><text:span text:style-name="T3">Aug 2008 - Dec 2011 | Austin, TX</text:span></text:p>
      <text:list xml:id="list3059888824" text:style-name="WWNum12">
        <text:list-item>
          <text:p text:style-name="P13"><text:span text:style-name="T1">Designed and developed interactive web applications for Fortune 500 clients (Dell).</text:span></text:p>
        </text:list-item>
        <text:list-item>
          <text:p text:style-name="P27"><text:span text:style-name="T1">Built cross-platform solutions (desktop, mobile, tablet) with consistent UIs.</text:span></text:p>
        </text:list-item>
        <text:list-item>
          <text:p text:style-name="P41"><text:span text:style-name="T1">Collaborated with creative and marketing teams to drive engagement.</text:span></text:p>
        </text:list-item>
      </text:list>
      <text:p text:style-name="P1"><text:span text:style-name="T2">Full-Stack Engineer | Imc2</text:span><text:span text:style-name="T1"> | </text:span><text:span text:style-name="T3">Jan 2006 - Aug 2008 | Dallas, TX</text:span></text:p>
      <text:list xml:id="list2768106190" text:style-name="WWNum13">
        <text:list-item>
          <text:p text:style-name="P14"><text:span text:style-name="T1">Developed web applications for pharmaceutical, consumer products, and energy clients.</text:span></text:p>
        </text:list-item>
        <text:list-item>
          <text:p text:style-name="P28"><text:span text:style-name="T1">Created interactive UIs with animations and multimedia for marketing campaigns.</text:span></text:p>
        </text:list-item>
        <text:list-item>
          <text:p text:style-name="P42"><text:span text:style-name="T1">Managed technical project delivery, coordinating resources and client communication.</text:span></text:p>
        </text:list-item>
      </text:list>
      <text:p text:style-name="P1"><text:span text:style-name="T2">Frontend Engineer | True.com</text:span><text:span text:style-name="T1"> | </text:span><text:span text:style-name="T3">Feb 2004 - Jan 2006 | Dallas, TX</text:span></text:p>
      <text:list xml:id="list3216682055" text:style-name="WWNum3">
        <text:list-item>
          <text:p text:style-name="P15"><text:span text:style-name="T1">Built dating platform UIs for thousands of users (responsive web, real-time features).</text:span></text:p>
        </text:list-item>
        <text:list-item>
          <text:p text:style-name="P29"><text:span text:style-name="T1">Developed interactive matching systems with data visualization and engagement features.</text:span></text:p>
        </text:list-item>
        <text:list-item>
          <text:p text:style-name="P43"><text:span text:style-name="T1">Implemented real-time communication systems for scalability.</text:span></text:p>
        </text:list-item>
      </text:list>
      <text:p text:style-name="P1"><text:span text:style-name="T2">Frontend Developer | Idea Integration (MPS Group)</text:span><text:span text:style-name="T1"> | </text:span><text:span text:style-name="T3">Jan 2001 - Feb 2004 | Dallas, TX</text:span></text:p>
      <text:list xml:id="list4045337608" text:style-name="WWNum6">
        <text:list-item>
          <text:p text:style-name="P16"><text:span text:style-name="T1">Delivered web solutions for Fortune 1000 and government clients.</text:span></text:p>
        </text:list-item>
        <text:list-item>
          <text:p text:style-name="P30"><text:span text:style-name="T1">Created interactive web applications with modern web standards and accessibility.</text:span></text:p>
        </text:list-item>
        <text:list-item>
          <text:p text:style-name="P44"><text:span text:style-name="T1">Collaborated with design and backend teams for seamless integration.</text:span></text:p>
        </text:list-item>
      </text:list>
      <text:p text:style-name="P49"><text:bookmark text:name="_pk5v7x1s3mmv"/><text:span text:style-name="T6">EDUCATION &amp; CERTIFICATIONS</text:span></text:p>
      <text:list xml:id="list619903442" text:style-name="WWNum10">
        <text:list-item>
          <text:p text:style-name="P17"><text:span text:style-name="T2">Associate of Applied Arts, Computer Animation</text:span><text:span text:style-name="T1"> | The Art Institute of Dallas</text:span></text:p>
        </text:list-item>
        <text:list-item>
          <text:p text:style-name="P31"><text:span text:style-name="T2">AWS Certified Developer - Associate</text:span></text:p>
        </text:list-item>
        <text:list-item>
          <text:p text:style-name="P45"><text:span text:style-name="T2">Additional Cloud Certifications</text:span><text:span text:style-name="T1"> (Multi-platform competencies)</text:span></text:p>
        </text:list-item>
      </text:list>
      <text:p text:style-name="P49"><text:bookmark text:name="_bhzh4b2w0vht"/><text:span text:style-name="T6">KEY ACHIEVEMENTS</text:span></text:p>
      <text:list xml:id="list1548809363" text:style-name="WWNum9">
        <text:list-item>
          <text:p text:style-name="P18"><text:span text:style-name="T1">25+ years in software engineering (healthcare, fintech, automotive, enterprise).</text:span></text:p>
        </text:list-item>
        <text:list-item>
          <text:p text:style-name="P32"><text:span text:style-name="T1">Built and managed high-performing engineering teams (80% internal promotion).</text:span></text:p>
        </text:list-item>
        <text:list-item>
          <text:p text:style-name="P32"><text:span text:style-name="T1">Webby People's Choice Award Winner (2007) for digital innovation.</text:span></text:p>
        </text:list-item>
        <text:list-item>
          <text:p text:style-name="P32"><text:span text:style-name="T1">Architected enterprise systems (50,000+ concurrent users, 99.9% uptime, &lt;100ms response).</text:span></text:p>
        </text:list-item>
        <text:list-item>
          <text:p text:style-name="P32"><text:span text:style-name="T1">Drove digital transformation, resulting in 40%+ cost savings for Fortune 500 clients.</text:span></text:p>
        </text:list-item>
        <text:list-item>
          <text:p text:style-name="P46"><text:soft-page-break/><text:span text:style-name="T1">Established engineering culture and best practices, improving quality and productivity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2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8" style:display-name="ListLabel 128" style:family="text">
      <style:text-properties fo:color="#1155cc" style:text-underline-style="solid" style:text-underline-width="auto" style:text-underline-color="font-color"/>
    </style:style>
    <style:style style:name="ListLabel_20_129" style:display-name="ListLabel 129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772in" fo:margin-bottom="0.5in" fo:margin-left="0.75in" fo:margin-right="0.6909in" style:writing-mode="lr-tb" style:layout-grid-color="#c0c0c0" style:layout-grid-lines="257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85" meta:word-count="1053" meta:character-count="7999" meta:non-whitespace-character-count="7097"/>
    <meta:generator>LibreOfficeDev/6.0.5.2$Linux_X86_64 LibreOffice_project/</meta:generator>
  </office:meta>
</office:document-meta>
</file>